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style:font-name="Liberation Sans" style:font-name-asian="Noto Sans CJK JP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pi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pi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" office:value-type="float" office:value="0.6" calcext:value-type="float">
            <text:p>6.00E-01</text:p>
          </table:table-cell>
          <table:table-cell table:style-name="ce1" office:value-type="float" office:value="0.00004" calcext:value-type="float">
            <text:p>4.00E-05</text:p>
          </table:table-cell>
          <table:table-cell table:formula="of:=([.A$22]*[.B2])/([.A2]*[.C2])" office:value-type="float" office:value="0.000000000076953125" calcext:value-type="float">
            <text:p>7.70E-11</text:p>
          </table:table-cell>
          <table:table-cell table:style-name="ce2" table:formula="of:=([.A$22]*[.B2])/([.C2])" office:value-type="float" office:value="0.00000002955" calcext:value-type="float">
            <text:p>2.96E-08</text:p>
          </table:table-cell>
          <table:table-cell table:formula="of:=[.E2]*0.66" office:value-type="float" office:value="0.000000019503" calcext:value-type="float">
            <text:p>1.95E-08</text:p>
          </table:table-cell>
          <table:table-cell table:formula="of:=([.A2]*[.C2])/[.B2]"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" office:value-type="float" office:value="0.8" calcext:value-type="float">
            <text:p>8.00E-01</text:p>
          </table:table-cell>
          <table:table-cell table:style-name="ce1" office:value-type="float" office:value="0.00004" calcext:value-type="float">
            <text:p>4.00E-05</text:p>
          </table:table-cell>
          <table:table-cell table:formula="of:=([.A$22]*[.B3])/([.A3]*[.C3])" office:value-type="float" office:value="0.000000000102604166666667" calcext:value-type="float">
            <text:p>1.03E-10</text:p>
          </table:table-cell>
          <table:table-cell table:style-name="ce2" table:formula="of:=([.A$22]*[.B3])/([.C3])" office:value-type="float" office:value="0.0000000394" calcext:value-type="float">
            <text:p>3.94E-08</text:p>
          </table:table-cell>
          <table:table-cell table:formula="of:=[.E3]*0.66" office:value-type="float" office:value="0.000000026004" calcext:value-type="float">
            <text:p>2.60E-08</text:p>
          </table:table-cell>
          <table:table-cell table:formula="of:=([.A3]*[.C3])/[.B3]"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4" calcext:value-type="float">
            <text:p>4.00E-05</text:p>
          </table:table-cell>
          <table:table-cell table:formula="of:=([.A$22]*[.B4])/([.A4]*[.C4])" office:value-type="float" office:value="0.000000000128255208333333" calcext:value-type="float">
            <text:p>1.28E-10</text:p>
          </table:table-cell>
          <table:table-cell table:style-name="ce2" table:formula="of:=([.A$22]*[.B4])/([.C4])" office:value-type="float" office:value="0.00000004925" calcext:value-type="float">
            <text:p>4.93E-08</text:p>
          </table:table-cell>
          <table:table-cell table:formula="of:=[.E4]*0.66" office:value-type="float" office:value="0.000000032505" calcext:value-type="float">
            <text:p>3.25E-08</text:p>
          </table:table-cell>
          <table:table-cell table:formula="of:=([.A4]*[.C4])/[.B4]"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2" calcext:value-type="float">
            <text:p>1.2</text:p>
          </table:table-cell>
          <table:table-cell table:style-name="ce1" office:value-type="float" office:value="0.00004" calcext:value-type="float">
            <text:p>4.00E-05</text:p>
          </table:table-cell>
          <table:table-cell table:formula="of:=([.A$22]*[.B5])/([.A5]*[.C5])" office:value-type="float" office:value="0.00000000015390625" calcext:value-type="float">
            <text:p>1.54E-10</text:p>
          </table:table-cell>
          <table:table-cell table:style-name="ce2" table:formula="of:=([.A$22]*[.B5])/([.C5])" office:value-type="float" office:value="0.0000000591" calcext:value-type="float">
            <text:p>5.91E-08</text:p>
          </table:table-cell>
          <table:table-cell table:formula="of:=[.E5]*0.66" office:value-type="float" office:value="0.000000039006" calcext:value-type="float">
            <text:p>3.90E-08</text:p>
          </table:table-cell>
          <table:table-cell table:formula="of:=([.A5]*[.C5])/[.B5]"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4" calcext:value-type="float">
            <text:p>4.00E-05</text:p>
          </table:table-cell>
          <table:table-cell table:formula="of:=([.A$22]*[.B6])/([.A6]*[.C6])" office:value-type="float" office:value="0.000000000256510416666667" calcext:value-type="float">
            <text:p>2.57E-10</text:p>
          </table:table-cell>
          <table:table-cell table:style-name="ce2" table:formula="of:=([.A$22]*[.B6])/([.C6])" office:value-type="float" office:value="0.0000000985" calcext:value-type="float">
            <text:p>9.85E-08</text:p>
          </table:table-cell>
          <table:table-cell table:formula="of:=[.E6]*0.66" office:value-type="float" office:value="0.00000006501" calcext:value-type="float">
            <text:p>6.50E-08</text:p>
          </table:table-cell>
          <table:table-cell table:formula="of:=([.A6]*[.C6])/[.B6]" office:value-type="float" office:value="0.00768" calcext:value-type="float">
            <text:p>0.0076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4" calcext:value-type="float">
            <text:p>4.00E-05</text:p>
          </table:table-cell>
          <table:table-cell table:formula="of:=([.A$22]*[.B7])/([.A7]*[.C7])" office:value-type="float" office:value="0.000000000384765625" calcext:value-type="float">
            <text:p>3.85E-10</text:p>
          </table:table-cell>
          <table:table-cell table:style-name="ce2" table:formula="of:=([.A$22]*[.B7])/([.C7])" office:value-type="float" office:value="0.00000014775" calcext:value-type="float">
            <text:p>1.48E-07</text:p>
          </table:table-cell>
          <table:table-cell table:formula="of:=[.E7]*0.66" office:value-type="float" office:value="0.000000097515" calcext:value-type="float">
            <text:p>9.75E-08</text:p>
          </table:table-cell>
          <table:table-cell table:formula="of:=([.A7]*[.C7])/[.B7]" office:value-type="float" office:value="0.00512" calcext:value-type="float">
            <text:p>0.0051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4" calcext:value-type="float">
            <text:p>4.00E-05</text:p>
          </table:table-cell>
          <table:table-cell table:formula="of:=([.A$22]*[.B8])/([.A8]*[.C8])" office:value-type="float" office:value="0.000000000513020833333333" calcext:value-type="float">
            <text:p>5.13E-10</text:p>
          </table:table-cell>
          <table:table-cell table:style-name="ce2" table:formula="of:=([.A$22]*[.B8])/([.C8])" office:value-type="float" office:value="0.000000197" calcext:value-type="float">
            <text:p>1.97E-07</text:p>
          </table:table-cell>
          <table:table-cell table:formula="of:=[.E8]*0.66" office:value-type="float" office:value="0.00000013002" calcext:value-type="float">
            <text:p>1.30E-07</text:p>
          </table:table-cell>
          <table:table-cell table:formula="of:=([.A8]*[.C8])/[.B8]" office:value-type="float" office:value="0.00384" calcext:value-type="float">
            <text:p>0.0038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1" office:value-type="float" office:value="0.6" calcext:value-type="float">
            <text:p>6.00E-01</text:p>
          </table:table-cell>
          <table:table-cell table:style-name="ce1" office:value-type="float" office:value="0.00002" calcext:value-type="float">
            <text:p>2.00E-05</text:p>
          </table:table-cell>
          <table:table-cell table:formula="of:=([.A$22]*[.B9])/([.A9]*[.C9])" office:value-type="float" office:value="0.000000000076953125" calcext:value-type="float">
            <text:p>7.70E-11</text:p>
          </table:table-cell>
          <table:table-cell table:style-name="ce2" table:formula="of:=([.A$22]*[.B9])/([.C9])" office:value-type="float" office:value="0.0000000591" calcext:value-type="float">
            <text:p>5.91E-08</text:p>
          </table:table-cell>
          <table:table-cell table:formula="of:=[.E9]*0.66" office:value-type="float" office:value="0.000000039006" calcext:value-type="float">
            <text:p>3.90E-08</text:p>
          </table:table-cell>
          <table:table-cell table:formula="of:=([.A9]*[.C9])/[.B9]"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1" office:value-type="float" office:value="0.8" calcext:value-type="float">
            <text:p>8.00E-01</text:p>
          </table:table-cell>
          <table:table-cell table:style-name="ce1" office:value-type="float" office:value="0.00002" calcext:value-type="float">
            <text:p>2.00E-05</text:p>
          </table:table-cell>
          <table:table-cell table:formula="of:=([.A$22]*[.B10])/([.A10]*[.C10])" office:value-type="float" office:value="0.000000000102604166666667" calcext:value-type="float">
            <text:p>1.03E-10</text:p>
          </table:table-cell>
          <table:table-cell table:style-name="ce2" table:formula="of:=([.A$22]*[.B10])/([.C10])" office:value-type="float" office:value="0.0000000788" calcext:value-type="float">
            <text:p>7.88E-08</text:p>
          </table:table-cell>
          <table:table-cell table:formula="of:=[.E10]*0.66" office:value-type="float" office:value="0.000000052008" calcext:value-type="float">
            <text:p>5.20E-08</text:p>
          </table:table-cell>
          <table:table-cell table:formula="of:=([.A10]*[.C10])/[.B10]"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2" calcext:value-type="float">
            <text:p>2.00E-05</text:p>
          </table:table-cell>
          <table:table-cell table:formula="of:=([.A$22]*[.B11])/([.A11]*[.C11])" office:value-type="float" office:value="0.000000000128255208333333" calcext:value-type="float">
            <text:p>1.28E-10</text:p>
          </table:table-cell>
          <table:table-cell table:style-name="ce2" table:formula="of:=([.A$22]*[.B11])/([.C11])" office:value-type="float" office:value="0.0000000985" calcext:value-type="float">
            <text:p>9.85E-08</text:p>
          </table:table-cell>
          <table:table-cell table:formula="of:=[.E11]*0.66" office:value-type="float" office:value="0.00000006501" calcext:value-type="float">
            <text:p>6.50E-08</text:p>
          </table:table-cell>
          <table:table-cell table:formula="of:=([.A11]*[.C11])/[.B11]"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2" calcext:value-type="float">
            <text:p>1.2</text:p>
          </table:table-cell>
          <table:table-cell table:style-name="ce1" office:value-type="float" office:value="0.00002" calcext:value-type="float">
            <text:p>2.00E-05</text:p>
          </table:table-cell>
          <table:table-cell table:formula="of:=([.A$22]*[.B12])/([.A12]*[.C12])" office:value-type="float" office:value="0.00000000015390625" calcext:value-type="float">
            <text:p>1.54E-10</text:p>
          </table:table-cell>
          <table:table-cell table:style-name="ce2" table:formula="of:=([.A$22]*[.B12])/([.C12])" office:value-type="float" office:value="0.0000001182" calcext:value-type="float">
            <text:p>1.18E-07</text:p>
          </table:table-cell>
          <table:table-cell table:formula="of:=[.E12]*0.66" office:value-type="float" office:value="0.000000078012" calcext:value-type="float">
            <text:p>7.80E-08</text:p>
          </table:table-cell>
          <table:table-cell table:formula="of:=([.A12]*[.C12])/[.B12]"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2" calcext:value-type="float">
            <text:p>2.00E-05</text:p>
          </table:table-cell>
          <table:table-cell table:formula="of:=([.A$22]*[.B13])/([.A13]*[.C13])" office:value-type="float" office:value="0.000000000256510416666667" calcext:value-type="float">
            <text:p>2.57E-10</text:p>
          </table:table-cell>
          <table:table-cell table:style-name="ce2" table:formula="of:=([.A$22]*[.B13])/([.C13])" office:value-type="float" office:value="0.000000197" calcext:value-type="float">
            <text:p>1.97E-07</text:p>
          </table:table-cell>
          <table:table-cell table:formula="of:=[.E13]*0.66" office:value-type="float" office:value="0.00000013002" calcext:value-type="float">
            <text:p>1.30E-07</text:p>
          </table:table-cell>
          <table:table-cell table:formula="of:=([.A13]*[.C13])/[.B13]" office:value-type="float" office:value="0.00768" calcext:value-type="float">
            <text:p>0.00768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table:number-columns-repeated="6"/>
        </table:table-row>
        <table:table-row table:style-name="ro1">
          <table:table-cell table:style-name="ce1" office:value-type="float" office:value="0.00000000000197" calcext:value-type="float">
            <text:p>1.97E-12</text:p>
          </table:table-cell>
          <table:table-cell table:number-columns-repeated="6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8:11:46.124281525</meta:creation-date>
    <dc:date>2016-08-25T22:12:50.745642255</dc:date>
    <meta:editing-duration>PT3H40M24S</meta:editing-duration>
    <meta:editing-cycles>2</meta:editing-cycles>
    <meta:generator>LibreOffice/5.1.4.2$Linux_X86_64 LibreOffice_project/10m0$Build-2</meta:generator>
    <meta:document-statistic meta:table-count="1" meta:cell-count="93" meta:object-count="0"/>
  </office:meta>
</office:document-meta>
</file>